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12-30T00:00:00" table:style-name="ce5">
            <text:p>30.12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" table:formula="of:=[.A9]*([.D9]+50*[.C9])" table:style-name="ce10">
            <text:p>CHF 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5" table:formula="of:=[.A10]*([.D10]+50*[.C10])" table:style-name="ce10">
            <text:p>CHF 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1]*([.D11]+50*[.C11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" table:formula="of:=[.A13]*[.D13]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8" table:style-name="ce9">
            <text:p>18</text:p>
          </table:table-cell>
          <table:table-cell office:value-type="currency" office:value="360" table:formula="of:=[.A14]*[.D14]" table:style-name="ce10">
            <text:p>CHF 3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450" table:formula="of:=[.A15]*[.D15]" table:style-name="ce10">
            <text:p>CHF 4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0" table:formula="of:=[.A16]*[.D16]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326" table:formula="of:=SUM([.E6:.E18])" table:number-columns-spanned="2" table:number-rows-spanned="1" table:style-name="ce12">
            <text:p>CHF 1 326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12-30T16:40:53Z</dc:date>
    <meta:editing-cycles>13</meta:editing-cycles>
    <meta:editing-duration>PT18807S</meta:editing-duration>
  </office:meta>
</office:document-meta>
</file>